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in" fo:margin-right="0in" fo:text-indent="0in" style:auto-text-indent="false"/>
    </style:style>
    <style:style style:name="P2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13520842505776682" text:style-name="WW8Num3">
        <text:list-item>
          <text:h text:style-name="P2" text:outline-level="1">PROGRAM PLANNING AND PROPOSAL WRIRING</text:h>
        </text:list-item>
        <text:list-item>
          <text:h text:style-name="Heading_20_1" text:outline-level="1">Summary</text:h>
        </text:list-item>
      </text:list>
      <text:p text:style-name="Standard">Could end up on web…</text:p>
      <text:list xml:id="list83516892655038" text:continue-numbering="true" text:style-name="WW8Num3">
        <text:list-item>
          <text:h text:style-name="Heading_20_1" text:outline-level="1">Introduction to Applicant Agency</text:h>
        </text:list-item>
      </text:list>
      <text:p text:style-name="Standard">About the promise…</text:p>
      <text:list xml:id="list83516738725732" text:continue-numbering="true" text:style-name="WW8Num3">
        <text:list-item>
          <text:list>
            <text:list-item>
              <text:h text:style-name="Heading_20_2" text:outline-level="2">Organization Propose</text:h>
            </text:list-item>
            <text:list-item>
              <text:h text:style-name="Heading_20_2" text:outline-level="2">Location And Service Area</text:h>
            </text:list-item>
            <text:list-item>
              <text:h text:style-name="Heading_20_2" text:outline-level="2">Services Provided</text:h>
            </text:list-item>
            <text:list-item>
              <text:h text:style-name="Heading_20_2" text:outline-level="2">Who Benefits, How Many Per Year</text:h>
            </text:list-item>
            <text:list-item>
              <text:h text:style-name="Heading_20_2" text:outline-level="2">Staff Volunteers – Board Of Directors</text:h>
            </text:list-item>
            <text:list-item>
              <text:h text:style-name="Heading_20_2" text:outline-level="2">Collaboration – Partnership4</text:h>
            </text:list-item>
            <text:list-item>
              <text:h text:style-name="Heading_20_2" text:outline-level="2">Organizational Infrastructure</text:h>
            </text:list-item>
          </text:list>
        </text:list-item>
      </text:list>
      <text:p text:style-name="Standard">ADA compliance</text:p>
      <text:list xml:id="list83516659602424" text:continue-numbering="true" text:style-name="WW8Num3">
        <text:list-item>
          <text:list>
            <text:list-item>
              <text:h text:style-name="Heading_20_2" text:outline-level="2">Funding Sources</text:h>
            </text:list-item>
          </text:list>
        </text:list-item>
      </text:list>
      <text:p text:style-name="Standard">Narrow the focus down…and transition to the problem or need.</text:p>
      <text:list xml:id="list83516538544964" text:continue-numbering="true" text:style-name="WW8Num3">
        <text:list-item>
          <text:h text:style-name="Heading_20_1" text:outline-level="1">Discussion of Problem or Need</text:h>
        </text:list-item>
      </text:list>
      <text:p text:style-name="Standard">Value added?</text:p>
      <text:p text:style-name="Standard"/>
      <text:list xml:id="list83515667013297" text:continue-numbering="true" text:style-name="WW8Num3">
        <text:list-item>
          <text:h text:style-name="Heading_20_1" text:outline-level="1">Methods</text:h>
          <text:list>
            <text:list-item>
              <text:h text:style-name="Heading_20_2" text:outline-level="2">Overview</text:h>
            </text:list-item>
            <text:list-item>
              <text:h text:style-name="Heading_20_2" text:outline-level="2">Target Population</text:h>
            </text:list-item>
            <text:list-item>
              <text:h text:style-name="Heading_20_2" text:outline-level="2">Full Description of Actives</text:h>
            </text:list-item>
            <text:list-item>
              <text:h text:style-name="Heading_20_2" text:outline-level="2">Time-Line</text:h>
            </text:list-item>
            <text:list-item>
              <text:h text:style-name="Heading_20_2" text:outline-level="2">Collaboration</text:h>
            </text:list-item>
            <text:list-item>
              <text:h text:style-name="Heading_20_2" text:outline-level="2">Staffing</text:h>
            </text:list-item>
            <text:list-item>
              <text:h text:style-name="Heading_20_2" text:outline-level="2"><text:soft-page-break/>Facilities &amp; Equipment</text:h>
            </text:list-item>
          </text:list>
        </text:list-item>
      </text:list>
      <text:p text:style-name="Standard">See page 21-23</text:p>
      <text:list xml:id="list83517527468917" text:continue-numbering="true" text:style-name="WW8Num3">
        <text:list-item>
          <text:list>
            <text:list-item>
              <text:h text:style-name="Heading_20_2" text:outline-level="2">Process Objective kept within the method section.</text:h>
            </text:list-item>
            <text:list-item>
              <text:h text:style-name="Heading_20_2" text:outline-level="2">An outcome objective details the result of the method.</text:h>
            </text:list-item>
          </text:list>
        </text:list-item>
        <text:list-item>
          <text:h text:style-name="Heading_20_1" text:outline-level="1">Evaluation Plans</text:h>
        </text:list-item>
      </text:list>
      <text:p text:style-name="Standard">Program reports</text:p>
      <text:p text:style-name="Standard">Process</text:p>
      <text:p text:style-name="Standard">Outcome</text:p>
      <text:p text:style-name="Standard">Never promise 100%</text:p>
      <text:list xml:id="list83515875508458" text:continue-numbering="true" text:style-name="WW8Num3">
        <text:list-item>
          <text:h text:style-name="Heading_20_1" text:outline-level="1">Future and Other Necessary Funding</text:h>
        </text:list-item>
      </text:list>
      <text:p text:style-name="Standard"/>
      <text:h text:style-name="P1" text:outline-level="1">Budget</text:h>
      <text:p text:style-name="Standard">Direct</text:p>
      <text:list xml:id="list83517083737264" text:continue-numbering="true" text:style-name="WW8Num3">
        <text:list-item>
          <text:list>
            <text:list-item>
              <text:h text:style-name="Heading_20_2" text:outline-level="2">Personnel</text:h>
            </text:list-item>
            <text:list-item>
              <text:h text:style-name="Heading_20_2" text:outline-level="2">Non personnel</text:h>
            </text:list-item>
            <text:list-item>
              <text:h text:style-name="Heading_20_2" text:outline-level="2">Indirect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document-statistic meta:table-count="0" meta:image-count="0" meta:object-count="0" meta:page-count="2" meta:paragraph-count="39" meta:word-count="142" meta:character-count="865" meta:non-whitespace-character-count="787"/>
    <meta:generator>LibreOffice/4.2.7.2$Linux_X86_64 LibreOffice_project/420m0$Build-2</meta:generator>
  </office:meta>
</office:document-meta>
</file>